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39f" officeooo:paragraph-rsid="001b2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DaniGiner/DWEC/blob/master/UD1_P2/U1_P2_EJ1.html" text:style-name="Internet_20_link" text:visited-style-name="Visited_20_Internet_20_Link">https://github.com/DaniGiner/DWEC/blob/master/UD1_P2/U1_P2_EJ1.html</text:a></text:p>
      <text:p text:style-name="P1"><text:a xlink:type="simple" xlink:href="https://github.com/DaniGiner/DWEC/blob/master/UD1_P2/U1_P2_EJ1.html" text:style-name="Internet_20_link" text:visited-style-name="Visited_20_Internet_20_Link">https://github.com/DaniGiner/DWEC/blob/master/UD1_P2/U1_P2_EJ2.html</text:a></text:p>
      <text:p text:style-name="P1"><text:a xlink:type="simple" xlink:href="https://github.com/DaniGiner/DWEC/blob/master/UD1_P2/U1_P2_EJ3.html" text:style-name="Internet_20_link" text:visited-style-name="Visited_20_Internet_20_Link">https://github.com/DaniGiner/DWEC/blob/master/UD1_P2/U1_P2_EJ3.html</text:a></text:p>
      <text:p text:style-name="P1"><text:a xlink:type="simple" xlink:href="https://github.com/DaniGiner/DWEC/blob/master/UD1_P2/U1_P2_EJ1.html" text:style-name="Internet_20_link" text:visited-style-name="Visited_20_Internet_20_Link">https://github.com/DaniGiner/DWEC/blob/master/UD1_P2/U1_P2_EJ4.html</text:a></text:p>
      <text:p text:style-name="P1"><text:a xlink:type="simple" xlink:href="https://github.com/DaniGiner/DWEC/blob/master/UD1_P2/U1_P2_EJ5.html" text:style-name="Internet_20_link" text:visited-style-name="Visited_20_Internet_20_Link">https://github.com/DaniGiner/DWEC/blob/master/UD1_P2/U1_P2_EJ5.html</text:a></text:p>
      <text:p text:style-name="P1"><text:a xlink:type="simple" xlink:href="https://github.com/DaniGiner/DWEC/blob/master/UD1_P2/U2Ej3script.js" text:style-name="Internet_20_link" text:visited-style-name="Visited_20_Internet_20_Link">https://github.com/DaniGiner/DWEC/blob/master/UD1_P2/U2Ej3script.j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2.0.4$Windows_X86_64 LibreOffice_project/066b007f5ebcc236395c7d282ba488bca6720265</meta:generator>
    <dc:date>2017-09-21T18:03:10.644000000</dc:date>
    <meta:document-statistic meta:table-count="0" meta:image-count="0" meta:object-count="0" meta:page-count="1" meta:paragraph-count="6" meta:word-count="6" meta:character-count="402" meta:non-whitespace-character-count="402"/>
    <meta:user-defined meta:name="Info 1"/>
    <meta:user-defined meta:name="Info 2"/>
    <meta:user-defined meta:name="Info 3"/>
    <meta:user-defined meta:name="Info 4"/>
  </office:meta>
</office:document-meta>
</file>